
<file path=META-INF/manifest.xml><?xml version="1.0" encoding="utf-8"?>
<manifest:manifest xmlns:manifest="urn:oasis:names:tc:opendocument:xmlns:manifest:1.0" xmlns:xs="http://www.w3.org/2001/XMLSchema" xmlns:teidocx="http://www.tei-c.org/ns/teidocx/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m="http://www.w3.org/1998/Math/MathML" xmlns:atom="http://www.w3.org/2005/Atom" xmlns:estr="http://exslt.org/strings" xmlns:xlink="http://www.w3.org/1999/xlink" xmlns:xhtml="http://www.w3.org/1999/xhtml" xmlns:dbk="http://docbook.org/ns/docbook" xmlns:rng="http://relaxng.org/ns/structure/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sd="http://www.w3.org/2001/XMLSchema" xmlns:xsi="http://www.w3.org/2001/XMLSchema-instance" xmlns:tei="http://www.tei-c.org/ns/1.0" xmlns:teix="http://www.tei-c.org/ns/Examples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xs="http://www.w3.org/2001/XMLSchema" xmlns:teidocx="http://www.tei-c.org/ns/teidocx/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m="http://www.w3.org/1998/Math/MathML" xmlns:atom="http://www.w3.org/2005/Atom" xmlns:estr="http://exslt.org/strings" xmlns:xlink="http://www.w3.org/1999/xlink" xmlns:xhtml="http://www.w3.org/1999/xhtml" xmlns:dbk="http://docbook.org/ns/docbook" xmlns:rng="http://relaxng.org/ns/structure/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sd="http://www.w3.org/2001/XMLSchema" xmlns:xsi="http://www.w3.org/2001/XMLSchema-instance" xmlns:tei="http://www.tei-c.org/ns/1.0" xmlns:teix="http://www.tei-c.org/ns/Examples">
  <office:scripts xmlns:rpt="http://openoffice.org/2005/report" xmlns:of="urn:oasis:names:tc:opendocument:xmlns:of:1.2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/>
  <office:font-face-decls xmlns:rpt="http://openoffice.org/2005/report" xmlns:of="urn:oasis:names:tc:opendocument:xmlns:of:1.2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 xmlns:rpt="http://openoffice.org/2005/report" xmlns:of="urn:oasis:names:tc:opendocument:xmlns:of:1.2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  <style:style style:name="P1" style:family="paragraph" style:parent-style-name="Footer">
      <style:paragraph-properties fo:text-align="left" style:justify-single-word="false"/>
    </style:style>
  </office:automatic-styles>
  <office:body>
    <office:text>
      <text:h text:outline-level="1"/>
      <text:p text:style-name="Text_20_body">This content will be replaced by data from the source documents during process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peaker" style:family="paragraph" style:parent-style-name="Standard">
      <style:paragraph-properties fo:margin-top="0.101cm" fo:margin-bottom="0cm"/>
      <style:text-properties fo:font-variant="small-caps" fo:font-weight="bold"/>
    </style:style>
    <style:style style:name="l" style:family="paragraph" style:parent-style-name="Speaker">
      <style:paragraph-properties fo:margin="100%" fo:margin-left="0.199cm" fo:margin-right="0cm" fo:margin-top="0cm" fo:margin-bottom="0cm" fo:text-indent="0cm" style:auto-text-indent="false"/>
      <style:text-properties fo:font-variant="normal" fo:text-transform="none" fo:font-weight="normal"/>
    </style:style>
    <style:style style:name="Stage" style:family="paragraph" style:parent-style-name="l">
      <style:paragraph-properties fo:margin="100%" fo:margin-left="0cm" fo:margin-right="0cm" fo:margin-top="0.101cm" fo:margin-bottom="0cm" fo:text-indent="0cm" style:auto-text-indent="false"/>
      <style:text-properties fo:font-variant="normal" fo:text-transform="none" fo:font-style="italic" fo:font-weight="normal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tei_5f_docTitle" style:display-name="tei_docTitle" style:family="paragraph" style:parent-style-name="Contents_20_8" style:next-style-name="Text_20_body">
      <style:paragraph-properties fo:margin="100%" fo:margin-left="0cm" fo:margin-right="0cm" fo:margin-top="0cm" fo:margin-bottom="0cm" fo:text-indent="0cm" style:auto-text-indent="false"/>
      <style:text-properties fo:font-size="18pt" fo:font-weight="bold"/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tei_5f_cit" style:display-name="tei_cit" style:family="paragraph" style:parent-style-name="Text" style:next-style-name="Text_20_body" style:master-page-name="">
      <style:paragraph-properties fo:margin="100%" fo:margin-left="0.212cm" fo:margin-right="0.212cm" fo:margin-top="0cm" fo:margin-bottom="0cm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ei_5f_biblStruct" style:display-name="tei_biblStruct" style:family="paragraph" style:parent-style-name="Text_20_body_20_indent">
      <style:paragraph-properties fo:margin="100%" fo:margin-left="0.353cm" fo:margin-right="0cm" fo:margin-top="0cm" fo:margin-bottom="0cm" fo:text-indent="-0.353cm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i_5f_displayNote" style:display-name="tei_displayNote" style:family="paragraph" style:parent-style-name="Stage" style:class="text">
      <style:paragraph-properties fo:margin="100%" fo:margin-left="0.199cm" fo:margin-right="0.199cm" fo:margin-top="0.199cm" fo:margin-bottom="0.199cm" fo:text-indent="0cm" style:auto-text-indent="false"/>
      <style:text-properties fo:font-style="normal"/>
    </style:style>
    <style:style style:name="Emphasis" style:family="text">
      <style:text-properties fo:font-style="italic" style:font-style-asian="italic" style:font-style-complex="italic"/>
    </style:style>
    <style:style style:name="Highlight" style:family="text" style:parent-style-name="Emphasis">
      <style:text-properties fo:font-style="normal" fo:font-weight="bold" style:font-style-asian="normal" style:font-weight-asian="bold" style:font-style-complex="norma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mallCaps" style:family="text">
      <style:text-properties fo:font-variant="small-caps"/>
    </style:style>
    <style:style style:name="AllCaps" style:family="text">
      <style:text-properties fo:text-transform="uppercase"/>
    </style:style>
    <style:style style:name="StrikeThrough" style:family="text">
      <style:text-properties style:text-line-through-style="solid"/>
    </style:style>
    <style:style style:name="StrikeDoubleThrough" style:family="text">
      <style:text-properties style:text-line-through-style="solid" style:text-line-through-type="double"/>
    </style:style>
    <style:style style:name="Underline" style:family="text">
      <style:text-properties style:text-underline-style="solid" style:text-underline-width="auto" style:text-underline-color="font-color"/>
    </style:style>
    <style:style style:name="UnderDoubleLine" style:family="text">
      <style:text-properties style:text-underline-style="solid" style:text-underline-type="double" style:text-underline-width="auto" style:text-underline-color="font-color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age" style:family="text">
      <style:text-properties fo:font-variant="normal" fo:text-transform="none" fo:font-style="italic" fo:font-weight="normal"/>
    </style:style>
    <style:style style:name="tei_5f_inlineNote" style:display-name="tei_inlineNote" style:family="text" style:parent-style-name="Stage">
      <style:text-properties fo:font-variant="normal" fo:text-transform="none" fo:font-size="10.5pt" fo:font-style="italic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xs="http://www.w3.org/2001/XMLSchema" xmlns:teidocx="http://www.tei-c.org/ns/teidocx/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m="http://www.w3.org/1998/Math/MathML" xmlns:atom="http://www.w3.org/2005/Atom" xmlns:estr="http://exslt.org/strings" xmlns:xlink="http://www.w3.org/1999/xlink" xmlns:xhtml="http://www.w3.org/1999/xhtml" xmlns:dbk="http://docbook.org/ns/docbook" xmlns:rng="http://relaxng.org/ns/structure/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sd="http://www.w3.org/2001/XMLSchema" xmlns:xsi="http://www.w3.org/2001/XMLSchema-instance" xmlns:tei="http://www.tei-c.org/ns/1.0" xmlns:teix="http://www.tei-c.org/ns/Examples">
  <office:meta>
    <meta:generator>TEI to OpenOffice XSLT</meta:generator>
    <dc:title>Nova Scotia Legislative Assembly, 21 April 1865, Nova Scotia Confederation with Canada.</dc:title>
    <dc:description/>
    <dc:subject/>
    <meta:creation-date>2017-10-21</meta:creation-date>
    <dc:date>21 April 1865 </dc:date>
    <dc:language>en</dc:language>
    <meta:editing-cycles>1</meta:editing-cycles>
    <meta:editing-duration>PT00H00M0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2" meta:word-count="144" meta:character-count="820"/>
  </office:meta>
</office:document-meta>
</file>